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beb" officeooo:paragraph-rsid="000ddbeb"/>
    </style:style>
    <style:style style:name="P2" style:family="paragraph" style:parent-style-name="Standard">
      <style:text-properties fo:font-size="16pt" fo:font-weight="bold" officeooo:rsid="000ddbeb" officeooo:paragraph-rsid="000ddbeb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0ddbeb" officeooo:paragraph-rsid="000ddbeb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0ddbeb" officeooo:paragraph-rsid="000ddbeb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ddbeb" officeooo:paragraph-rsid="000ddbeb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ug Branton</text:p>
      <text:p text:style-name="P1">COSC 519</text:p>
      <text:p text:style-name="P1">Homework 3</text:p>
      <text:p text:style-name="P1"/>
      <text:p text:style-name="P2">Source Code:</text:p>
      <text:p text:style-name="P3">Main.c:</text:p>
      <text:p text:style-name="P5">//COSC 519 HW 3</text:p>
      <text:p text:style-name="P5">//Doug Branton</text:p>
      <text:p text:style-name="P5"/>
      <text:p text:style-name="P5">#include &lt;stdio.h&gt;</text:p>
      <text:p text:style-name="P5">#include &lt;stdlib.h&gt;</text:p>
      <text:p text:style-name="P5">#include &lt;sys/types.h&gt;</text:p>
      <text:p text:style-name="P5">#include &lt;unistd.h&gt;</text:p>
      <text:p text:style-name="P5">#include &lt;sys/wait.h&gt;</text:p>
      <text:p text:style-name="P5"/>
      <text:p text:style-name="P5">int main()</text:p>
      <text:p text:style-name="P5">{</text:p>
      <text:p text:style-name="P5"><text:s text:c="4"/>pid_t pid;</text:p>
      <text:p text:style-name="P5"><text:s text:c="4"/>int count = 0;</text:p>
      <text:p text:style-name="P5"><text:s text:c="4"/>int n_children = 4;</text:p>
      <text:p text:style-name="P5"><text:s text:c="4"/>int i;</text:p>
      <text:p text:style-name="P5"/>
      <text:p text:style-name="P5"/>
      <text:p text:style-name="P5"><text:s text:c="4"/>for(i=0; i &lt; n_children; i=i+1){</text:p>
      <text:p text:style-name="P5"><text:s text:c="8"/>/* fork a child process */</text:p>
      <text:p text:style-name="P5"><text:s text:c="8"/>pid = fork();</text:p>
      <text:p text:style-name="P5"/>
      <text:p text:style-name="P5"><text:s text:c="8"/>if (pid &lt; 0)</text:p>
      <text:p text:style-name="P5"><text:s text:c="8"/>{ /* error occured */</text:p>
      <text:p text:style-name="P5"><text:s text:c="12"/>fprintf(stderr, "Fork Failed");</text:p>
      <text:p text:style-name="P5"><text:s text:c="12"/>return 1;</text:p>
      <text:p text:style-name="P5"><text:s text:c="8"/>}</text:p>
      <text:p text:style-name="P5"/>
      <text:p text:style-name="P5"><text:s text:c="8"/>else if (pid == 0)</text:p>
      <text:p text:style-name="P5"><text:s text:c="8"/>{ /* child process */</text:p>
      <text:p text:style-name="P5"/>
      <text:p text:style-name="P5"><text:s text:c="12"/>//sleep i seconds so that each process returns full output separately</text:p>
      <text:p text:style-name="P5"><text:s text:c="12"/>//Otherwise all 4 children will print to terminal whenever they execute, which is fine, but messy</text:p>
      <text:p text:style-name="P5"><text:s text:c="12"/>sleep(i); </text:p>
      <text:p text:style-name="P5"><text:s text:c="12"/></text:p>
      <text:p text:style-name="P5"><text:s text:c="12"/>int child_pid = getpid();</text:p>
      <text:p text:style-name="P5"><text:s text:c="12"/>printf("=====================\n");</text:p>
      <text:p text:style-name="P5"><text:s text:c="12"/>printf("Child PID: %d\n", child_pid);</text:p>
      <text:p text:style-name="P5"><text:s text:c="12"/>printf("=====================\n");</text:p>
      <text:p text:style-name="P5"><text:s text:c="12"/>execlp("./hello", "", NULL);</text:p>
      <text:p text:style-name="P5"><text:s text:c="8"/>} </text:p>
      <text:p text:style-name="P5"><text:s text:c="4"/>}</text:p>
      <text:p text:style-name="P5"/>
      <text:p text:style-name="P5"><text:soft-page-break/><text:s text:c="4"/>for(i=0;i&lt;n_children;i=i+1) //Have a wait loop that has n_children number of waits</text:p>
      <text:p text:style-name="P5"><text:s text:c="4"/>{ /* Parent Process */</text:p>
      <text:p text:style-name="P5"><text:s text:c="8"/>/* parent will wait for child to complete */</text:p>
      <text:p text:style-name="P5"><text:s text:c="8"/>wait(NULL);</text:p>
      <text:p text:style-name="P5"><text:s text:c="4"/>}</text:p>
      <text:p text:style-name="P5"><text:s text:c="4"/>printf("All Children Complete\n");</text:p>
      <text:p text:style-name="P5"><text:s text:c="4"/></text:p>
      <text:p text:style-name="P5"/>
      <text:p text:style-name="P5"><text:s text:c="4"/>return 0;</text:p>
      <text:p text:style-name="P5">}</text:p>
      <text:p text:style-name="P3">Hello.c:</text:p>
      <text:p text:style-name="P5">//This is first program </text:p>
      <text:p text:style-name="P5">//Dr. Karne </text:p>
      <text:p text:style-name="P5">//hello.c </text:p>
      <text:p text:style-name="P5">#include &lt;stdio.h&gt;</text:p>
      <text:p text:style-name="P5">#include &lt;stdlib.h&gt;</text:p>
      <text:p text:style-name="P5"/>
      <text:p text:style-name="P5">int main (int argc, char **argv) </text:p>
      <text:p text:style-name="P5">{</text:p>
      <text:p text:style-name="P5"><text:s text:c="3"/>char c1; </text:p>
      <text:p text:style-name="P5"><text:s text:c="3"/>unsigned char c2; </text:p>
      <text:p text:style-name="P5"><text:s text:c="3"/>int i1=0; </text:p>
      <text:p text:style-name="P5"><text:s text:c="3"/>long l2=0;</text:p>
      <text:p text:style-name="P5"><text:s text:c="3"/>char *cptr; </text:p>
      <text:p text:style-name="P5"><text:s text:c="3"/>int *iptr; </text:p>
      <text:p text:style-name="P5"><text:s text:c="3"/>long *lptr; </text:p>
      <text:p text:style-name="P5"><text:s text:c="3"/>char array1[40] = "This is a string";</text:p>
      <text:p text:style-name="P5"/>
      <text:p text:style-name="P5"><text:s text:c="3"/>cptr = (char *)malloc(200); </text:p>
      <text:p text:style-name="P5"><text:s text:c="3"/>iptr = (int *)malloc(200); </text:p>
      <text:p text:style-name="P5"><text:s text:c="3"/>lptr = (long *)malloc(200); </text:p>
      <text:p text:style-name="P5"/>
      <text:p text:style-name="P5"><text:s text:c="3"/>c1 = 'X'; </text:p>
      <text:p text:style-name="P5"><text:s text:c="3"/>c2 = 0x44; </text:p>
      <text:p text:style-name="P5"><text:s text:c="3"/>i1 = 0x100; </text:p>
      <text:p text:style-name="P5"><text:s text:c="3"/>l2 = 0x0123456789abcdef; </text:p>
      <text:p text:style-name="P5"/>
      <text:p text:style-name="P5"><text:s text:c="3"/>*iptr = 0x2000; </text:p>
      <text:p text:style-name="P5"><text:s text:c="3"/>*lptr = 0x88889999aaaabbbb; </text:p>
      <text:p text:style-name="P5"/>
      <text:p text:style-name="P5"><text:s text:c="3"/>printf("Hello World\n"); </text:p>
      <text:p text:style-name="P5"><text:s text:c="3"/>printf("\n\n"); </text:p>
      <text:p text:style-name="P5"><text:s text:c="3"/>printf("l2: %lx \n", l2); </text:p>
      <text:p text:style-name="P5"><text:s text:c="3"/>printf("i1: %x \n", i1); </text:p>
      <text:p text:style-name="P5"><text:s text:c="3"/>printf("i1: %10x \n", i1); </text:p>
      <text:p text:style-name="P5"><text:s text:c="3"/>printf("i1: %4x \n", i1); </text:p>
      <text:p text:style-name="P5"><text:s text:c="3"/>printf("c1: %c \n", c1); </text:p>
      <text:p text:style-name="P5"><text:s text:c="3"/>printf("string: %s \n", array1); </text:p>
      <text:p text:style-name="P5"/>
      <text:p text:style-name="P5"><text:soft-page-break/></text:p>
      <text:p text:style-name="P5"><text:s text:c="3"/>return 0; </text:p>
      <text:p text:style-name="P5">}</text:p>
      <text:p text:style-name="P2">Output:</text:p>
      <text:p text:style-name="P4">=====================</text:p>
      <text:p text:style-name="P4">Child PID: 109642</text:p>
      <text:p text:style-name="P4">=====================</text:p>
      <text:p text:style-name="P4">Hello World</text:p>
      <text:p text:style-name="P4"/>
      <text:p text:style-name="P4"/>
      <text:p text:style-name="P4">l2: 123456789abcdef </text:p>
      <text:p text:style-name="P4">i1: 100 </text:p>
      <text:p text:style-name="P4">i1: <text:s text:c="7"/>100 </text:p>
      <text:p text:style-name="P4">i1: <text:s/>100 </text:p>
      <text:p text:style-name="P4">c1: X </text:p>
      <text:p text:style-name="P4">string: This is a string </text:p>
      <text:p text:style-name="P4">=====================</text:p>
      <text:p text:style-name="P4">Child PID: 109643</text:p>
      <text:p text:style-name="P4">=====================</text:p>
      <text:p text:style-name="P4">Hello World</text:p>
      <text:p text:style-name="P4"/>
      <text:p text:style-name="P4"/>
      <text:p text:style-name="P4">l2: 123456789abcdef </text:p>
      <text:p text:style-name="P4">i1: 100 </text:p>
      <text:p text:style-name="P4">i1: <text:s text:c="7"/>100 </text:p>
      <text:p text:style-name="P4">i1: <text:s/>100 </text:p>
      <text:p text:style-name="P4">c1: X </text:p>
      <text:p text:style-name="P4">string: This is a string </text:p>
      <text:p text:style-name="P4">=====================</text:p>
      <text:p text:style-name="P4">Child PID: 109644</text:p>
      <text:p text:style-name="P4">=====================</text:p>
      <text:p text:style-name="P4">Hello World</text:p>
      <text:p text:style-name="P4"/>
      <text:p text:style-name="P4"/>
      <text:p text:style-name="P4">l2: 123456789abcdef </text:p>
      <text:p text:style-name="P4">i1: 100 </text:p>
      <text:p text:style-name="P4">i1: <text:s text:c="7"/>100 </text:p>
      <text:p text:style-name="P4">i1: <text:s/>100 </text:p>
      <text:p text:style-name="P4">c1: X </text:p>
      <text:p text:style-name="P4">string: This is a string </text:p>
      <text:p text:style-name="P4">=====================</text:p>
      <text:p text:style-name="P4">Child PID: 109645</text:p>
      <text:p text:style-name="P4">=====================</text:p>
      <text:p text:style-name="P4">Hello World</text:p>
      <text:p text:style-name="P4"/>
      <text:p text:style-name="P4"/>
      <text:p text:style-name="P4">l2: 123456789abcdef </text:p>
      <text:p text:style-name="P4">i1: 100 </text:p>
      <text:p text:style-name="P4"><text:soft-page-break/>i1: <text:s text:c="7"/>100 </text:p>
      <text:p text:style-name="P4">i1: <text:s/>100 </text:p>
      <text:p text:style-name="P4">c1: X </text:p>
      <text:p text:style-name="P4">string: This is a string </text:p>
      <text:p text:style-name="P4">All Children Comple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3:55:31.468519003</meta:creation-date>
    <dc:date>2021-10-10T14:00:27.688805597</dc:date>
    <meta:editing-duration>PT4M56S</meta:editing-duration>
    <meta:editing-cycles>1</meta:editing-cycles>
    <meta:document-statistic meta:table-count="0" meta:image-count="0" meta:object-count="0" meta:page-count="4" meta:paragraph-count="125" meta:word-count="348" meta:character-count="2583" meta:non-whitespace-character-count="1934"/>
    <meta:generator>LibreOffice/6.4.7.2$Linux_X86_64 LibreOffice_project/40$Build-2</meta:generator>
  </office:meta>
</office:document-meta>
</file>